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Sheet2" table:style-name="ta1"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Run Start:Fri Sep 18 22:38:07 CST 201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un End:Fri Sep 18 23:12:46 CST 201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uning DE(DE0/best/0.100000/0.500000) 30times.</text:p>
          </table:table-cell>
          <table:table-cell table:number-columns-repeated="3"/>
          <table:table-cell office:value-type="string" calcext:value-type="string">
            <text:p>Runing DE(DE1/best/0.900000/0.500000) 30times.</text:p>
          </table:table-cell>
          <table:table-cell table:number-columns-repeated="3"/>
          <table:table-cell office:value-type="string" calcext:value-type="string">
            <text:p>Runing DE(DE2/rand/0.100000/0.500000) 30times.</text:p>
          </table:table-cell>
          <table:table-cell table:number-columns-repeated="3"/>
          <table:table-cell office:value-type="string" calcext:value-type="string">
            <text:p>Runing DE(DE3/rand/0.900000/0.500000) 30times.</text:p>
          </table:table-cell>
          <table:table-cell table:number-columns-repeated="3"/>
          <table:table-cell office:value-type="string" calcext:value-type="string">
            <text:p>Runing PDE 30time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table:style-name="ce1" office:value-type="float" office:value="1.14144E-141" calcext:value-type="float">
            <text:p>1.14E-141</text:p>
          </table:table-cell>
          <table:table-cell table:style-name="ce1" office:value-type="float" office:value="2.8008E-141" calcext:value-type="float">
            <text:p>2.80E-141</text:p>
          </table:table-cell>
          <table:table-cell/>
          <table:table-cell office:value-type="string" calcext:value-type="string">
            <text:p>F1</text:p>
          </table:table-cell>
          <table:table-cell table:style-name="ce1" office:value-type="float" office:value="1.29117E-286" calcext:value-type="float">
            <text:p>1.29E-28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1</text:p>
          </table:table-cell>
          <table:table-cell table:style-name="ce1" office:value-type="float" office:value="8.266E-088" calcext:value-type="float">
            <text:p>8.27E-088</text:p>
          </table:table-cell>
          <table:table-cell table:style-name="ce1" office:value-type="float" office:value="4.76611E-088" calcext:value-type="float">
            <text:p>4.77E-088</text:p>
          </table:table-cell>
          <table:table-cell/>
          <table:table-cell office:value-type="string" calcext:value-type="string">
            <text:p>F1</text:p>
          </table:table-cell>
          <table:table-cell table:style-name="ce1" office:value-type="float" office:value="3.01961E-104" calcext:value-type="float">
            <text:p>3.02E-104</text:p>
          </table:table-cell>
          <table:table-cell table:style-name="ce1" office:value-type="float" office:value="1.15777E-103" calcext:value-type="float">
            <text:p>1.16E-103</text:p>
          </table:table-cell>
          <table:table-cell/>
          <table:table-cell office:value-type="string" calcext:value-type="string">
            <text:p>F1</text:p>
          </table:table-cell>
          <table:table-cell table:style-name="ce1" office:value-type="float" office:value="1.28938E-129" calcext:value-type="float">
            <text:p>1.29E-129</text:p>
          </table:table-cell>
          <table:table-cell table:style-name="ce1" office:value-type="float" office:value="6.94352E-129" calcext:value-type="float">
            <text:p>6.94E-129</text:p>
          </table:table-cell>
        </table:table-row>
        <table:table-row table:style-name="ro1">
          <table:table-cell office:value-type="string" calcext:value-type="string">
            <text:p>F3</text:p>
          </table:table-cell>
          <table:table-cell office:value-type="float" office:value="95.4976" calcext:value-type="float">
            <text:p>95.4976</text:p>
          </table:table-cell>
          <table:table-cell office:value-type="float" office:value="34.5338" calcext:value-type="float">
            <text:p>34.5338</text:p>
          </table:table-cell>
          <table:table-cell/>
          <table:table-cell office:value-type="string" calcext:value-type="string">
            <text:p>F3</text:p>
          </table:table-cell>
          <table:table-cell table:style-name="ce1" office:value-type="float" office:value="2.71675E-060" calcext:value-type="float">
            <text:p>2.72E-060</text:p>
          </table:table-cell>
          <table:table-cell table:style-name="ce1" office:value-type="float" office:value="1.32729E-059" calcext:value-type="float">
            <text:p>1.33E-059</text:p>
          </table:table-cell>
          <table:table-cell/>
          <table:table-cell office:value-type="string" calcext:value-type="string">
            <text:p>F3</text:p>
          </table:table-cell>
          <table:table-cell office:value-type="float" office:value="1510.2" calcext:value-type="float">
            <text:p>1510.2</text:p>
          </table:table-cell>
          <table:table-cell office:value-type="float" office:value="416.655" calcext:value-type="float">
            <text:p>416.655</text:p>
          </table:table-cell>
          <table:table-cell/>
          <table:table-cell office:value-type="string" calcext:value-type="string">
            <text:p>F3</text:p>
          </table:table-cell>
          <table:table-cell table:style-name="ce1" office:value-type="float" office:value="0.0000000000000121393" calcext:value-type="float">
            <text:p>1.21E-014</text:p>
          </table:table-cell>
          <table:table-cell table:style-name="ce1" office:value-type="float" office:value="0.0000000000000279011" calcext:value-type="float">
            <text:p>2.79E-014</text:p>
          </table:table-cell>
          <table:table-cell/>
          <table:table-cell office:value-type="string" calcext:value-type="string">
            <text:p>F3</text:p>
          </table:table-cell>
          <table:table-cell table:style-name="ce1" office:value-type="float" office:value="1.60849E-024" calcext:value-type="float">
            <text:p>1.61E-024</text:p>
          </table:table-cell>
          <table:table-cell table:style-name="ce1" office:value-type="float" office:value="8.52961E-024" calcext:value-type="float">
            <text:p>8.53E-024</text:p>
          </table:table-cell>
        </table:table-row>
        <table:table-row table:style-name="ro1">
          <table:table-cell office:value-type="string" calcext:value-type="string">
            <text:p>PDEF3</text:p>
          </table:table-cell>
          <table:table-cell office:value-type="float" office:value="56.0565" calcext:value-type="float">
            <text:p>56.0565</text:p>
          </table:table-cell>
          <table:table-cell office:value-type="float" office:value="55.1469" calcext:value-type="float">
            <text:p>55.1469</text:p>
          </table:table-cell>
          <table:table-cell/>
          <table:table-cell office:value-type="string" calcext:value-type="string">
            <text:p>PDEF3</text:p>
          </table:table-cell>
          <table:table-cell office:value-type="float" office:value="0.00204773" calcext:value-type="float">
            <text:p>0.00204773</text:p>
          </table:table-cell>
          <table:table-cell office:value-type="float" office:value="0.00315207" calcext:value-type="float">
            <text:p>0.00315207</text:p>
          </table:table-cell>
          <table:table-cell/>
          <table:table-cell office:value-type="string" calcext:value-type="string">
            <text:p>PDEF3</text:p>
          </table:table-cell>
          <table:table-cell office:value-type="float" office:value="151.052" calcext:value-type="float">
            <text:p>151.052</text:p>
          </table:table-cell>
          <table:table-cell office:value-type="float" office:value="54.4099" calcext:value-type="float">
            <text:p>54.4099</text:p>
          </table:table-cell>
          <table:table-cell/>
          <table:table-cell office:value-type="string" calcext:value-type="string">
            <text:p>PDEF3</text:p>
          </table:table-cell>
          <table:table-cell office:value-type="float" office:value="0.841021" calcext:value-type="float">
            <text:p>0.841021</text:p>
          </table:table-cell>
          <table:table-cell office:value-type="float" office:value="0.753639" calcext:value-type="float">
            <text:p>0.753639</text:p>
          </table:table-cell>
          <table:table-cell/>
          <table:table-cell office:value-type="string" calcext:value-type="string">
            <text:p>PDEF3</text:p>
          </table:table-cell>
          <table:table-cell office:value-type="float" office:value="0.000605115" calcext:value-type="float">
            <text:p>0.000605115</text:p>
          </table:table-cell>
          <table:table-cell office:value-type="float" office:value="0.00141517" calcext:value-type="float">
            <text:p>0.00141517</text:p>
          </table:table-cell>
        </table:table-row>
        <table:table-row table:style-name="ro1">
          <table:table-cell office:value-type="string" calcext:value-type="string">
            <text:p>PDEF4</text:p>
          </table:table-cell>
          <table:table-cell office:value-type="float" office:value="165.814" calcext:value-type="float">
            <text:p>165.814</text:p>
          </table:table-cell>
          <table:table-cell office:value-type="float" office:value="131.887" calcext:value-type="float">
            <text:p>131.887</text:p>
          </table:table-cell>
          <table:table-cell/>
          <table:table-cell office:value-type="string" calcext:value-type="string">
            <text:p>PDEF4</text:p>
          </table:table-cell>
          <table:table-cell office:value-type="float" office:value="5336.22" calcext:value-type="float">
            <text:p>5336.22</text:p>
          </table:table-cell>
          <table:table-cell office:value-type="float" office:value="565.138" calcext:value-type="float">
            <text:p>565.138</text:p>
          </table:table-cell>
          <table:table-cell/>
          <table:table-cell office:value-type="string" calcext:value-type="string">
            <text:p>PDEF4</text:p>
          </table:table-cell>
          <table:table-cell office:value-type="float" office:value="0.000381827" calcext:value-type="float">
            <text:p>0.00038182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DEF4</text:p>
          </table:table-cell>
          <table:table-cell office:value-type="float" office:value="501.396" calcext:value-type="float">
            <text:p>501.396</text:p>
          </table:table-cell>
          <table:table-cell office:value-type="float" office:value="320.898" calcext:value-type="float">
            <text:p>320.898</text:p>
          </table:table-cell>
          <table:table-cell/>
          <table:table-cell office:value-type="string" calcext:value-type="string">
            <text:p>PDEF4</text:p>
          </table:table-cell>
          <table:table-cell office:value-type="float" office:value="0.000381827" calcext:value-type="float">
            <text:p>0.000381827</text:p>
          </table:table-cell>
          <table:table-cell table:style-name="ce1" office:value-type="float" office:value="0.000000000000833566" calcext:value-type="float">
            <text:p>8.34E-013</text:p>
          </table:table-cell>
        </table:table-row>
        <table:table-row table:style-name="ro1">
          <table:table-cell office:value-type="string" calcext:value-type="string">
            <text:p>Tic::end used:29.582(seconds).</text:p>
          </table:table-cell>
          <table:table-cell table:number-columns-repeated="3"/>
          <table:table-cell office:value-type="string" calcext:value-type="string">
            <text:p>Tic::end used:31.521(seconds).</text:p>
          </table:table-cell>
          <table:table-cell table:number-columns-repeated="3"/>
          <table:table-cell office:value-type="string" calcext:value-type="string">
            <text:p>Tic::end used:30.143(seconds).</text:p>
          </table:table-cell>
          <table:table-cell table:number-columns-repeated="3"/>
          <table:table-cell office:value-type="string" calcext:value-type="string">
            <text:p>Tic::end used:32.9(seconds).</text:p>
          </table:table-cell>
          <table:table-cell table:number-columns-repeated="3"/>
          <table:table-cell office:value-type="string" calcext:value-type="string">
            <text:p>Tic::end used:1954.39(seconds).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8">00/00/0000</text:date>, <text:time style:data-style-name="N2" text:time-value="22:23:04.0444459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31T13:32:46.396637437</meta:creation-date>
    <dc:date>2015-11-18T22:27:01.299221029</dc:date>
    <meta:editing-duration>PT33M32S</meta:editing-duration>
    <meta:editing-cycles>12</meta:editing-cycles>
    <meta:generator>LibreOffice/4.2.8.2$Linux_X86_64 LibreOffice_project/420m0$Build-2</meta:generator>
    <meta:document-statistic meta:table-count="1" meta:cell-count="87" meta:object-count="0"/>
  </office:meta>
</office:document-meta>
</file>